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size="70%">
              <mrow>
                <mrow>
                  <mfenced open="〈" close="〉">
                    <mrow>
                      <mrow>
                        <mstyle mathsize="120%">
                          <mrow>
                            <mrow>
                              <mi>n</mi>
                            </mrow>
                          </mrow>
                        </mstyle>
                      </mrow>
                      <mo stretchy="false">∣</mo>
                      <mrow>
                        <mstyle mathsize="120%">
                          <mrow>
                            <mrow>
                              <mi>q</mi>
                            </mrow>
                          </mrow>
                        </mstyle>
                      </mrow>
                      <mo stretchy="false">∣</mo>
                      <mrow>
                        <mstyle mathsize="120%">
                          <mrow>
                            <mrow>
                              <mi>n</mi>
                            </mrow>
                          </mrow>
                        </mstyle>
                      </mrow>
                    </mrow>
                  </mfenced>
                </mrow>
              </mrow>
            </mstyle>
            <mrow>
              <mi/>
              <mo stretchy="false">=</mo>
              <mi/>
            </mrow>
            <msqrt>
              <mrow>
                <mfrac>
                  <mrow>
                    <mo stretchy="false">ℏ</mo>
                  </mrow>
                  <mrow>
                    <mn>2</mn>
                    <mi>m</mi>
                    <mo stretchy="false">ω</mo>
                  </mrow>
                </mfrac>
              </mrow>
            </msqrt>
            <mrow>
              <mo stretchy="false">(</mo>
              <mrow>
                <mstyle mathsize="70%">
                  <mrow>
                    <mrow>
                      <mfenced open="〈" close="〉">
                        <mrow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a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row>
                      </mfenced>
                    </mrow>
                  </mrow>
                </mstyle>
                <mrow>
                  <mi/>
                  <mo stretchy="false">+</mo>
                  <mi/>
                </mrow>
                <mstyle mathsize="70%">
                  <mrow>
                    <mrow>
                      <mfenced open="〈" close="〉">
                        <mrow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sup>
                                    <mi>a</mi>
                                    <mo stretchy="false">†</mo>
                                  </msup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row>
                      </mfenced>
                    </mrow>
                  </mrow>
                </mstyle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style mathsize="70%">
              <mrow>
                <mrow>
                  <mfenced open="〈" close="〉">
                    <mrow>
                      <mrow>
                        <mstyle mathsize="120%">
                          <mrow>
                            <mrow>
                              <mi>n</mi>
                            </mrow>
                          </mrow>
                        </mstyle>
                      </mrow>
                      <mo stretchy="false">∣</mo>
                      <mrow>
                        <mstyle mathsize="120%">
                          <mrow>
                            <mrow>
                              <mi>p</mi>
                            </mrow>
                          </mrow>
                        </mstyle>
                      </mrow>
                      <mo stretchy="false">∣</mo>
                      <mrow>
                        <mstyle mathsize="120%">
                          <mrow>
                            <mrow>
                              <mi>n</mi>
                            </mrow>
                          </mrow>
                        </mstyle>
                      </mrow>
                    </mrow>
                  </mfenced>
                </mrow>
              </mrow>
            </mstyle>
            <mrow>
              <mi/>
              <mo stretchy="false">=</mo>
              <mrow>
                <mi/>
                <mo stretchy="false">−</mo>
                <mtext>i</mtext>
              </mrow>
            </mrow>
            <msqrt>
              <mrow>
                <mfrac>
                  <mrow>
                    <mn>1</mn>
                  </mrow>
                  <mrow>
                    <mn>2</mn>
                  </mrow>
                </mfrac>
                <mo stretchy="false">ℏ</mo>
                <mi>m</mi>
                <mo stretchy="false">ω</mo>
              </mrow>
            </msqrt>
            <mrow>
              <mo stretchy="false">(</mo>
              <mrow>
                <mstyle mathsize="70%">
                  <mrow>
                    <mrow>
                      <mfenced open="〈" close="〉">
                        <mrow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a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row>
                      </mfenced>
                    </mrow>
                  </mrow>
                </mstyle>
                <mrow>
                  <mi/>
                  <mo stretchy="false">−</mo>
                  <mi/>
                </mrow>
                <mstyle mathsize="70%">
                  <mrow>
                    <mrow>
                      <mfenced open="〈" close="〉">
                        <mrow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sup>
                                    <mi>a</mi>
                                    <mo stretchy="false">†</mo>
                                  </msup>
                                </mrow>
                              </mrow>
                            </mstyle>
                          </mrow>
                          <mo stretchy="false">∣</mo>
                          <mrow>
                            <mstyle mathsize="120%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row>
                      </mfenced>
                    </mrow>
                  </mrow>
                </mstyle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alignl 
size*0.7{left langle size*1.2{n} mline size*1.2{q} mline size*1.2{n} right rangle} `=` 
sqrt{alignc {hbar} over {2 m %iomega}} ( 
size*0.7{left langle size*1.2{n} mline size*1.2{a} mline size*1.2{n} right rangle}
`+` 
size*0.7{left langle size*1.2{n} mline size*1.2{a ^%Ux2020} mline size*1.2{n} right rangle}
) `=` 0 newline

size*0.7{left langle size*1.2{n} mline size*1.2{p} mline size*1.2{n} right rangle} `=` 
- "i" sqrt{{1} over {2} hbar m %iomega} ( 
size*0.7{left langle size*1.2{n} mline size*1.2{a} mline size*1.2{n} right rangle}
`-` 
size*0.7{left langle size*1.2{n} mline size*1.2{a ^%Ux2020} mline size*1.2{n} right rangle}
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40:44.964000000</meta:creation-date>
    <meta:generator>LibreOffice/4.1.4.2$Windows_x86 LibreOffice_project/0a0440ccc0227ad9829de5f46be37cfb6edcf72</meta:generator>
  </office:meta>
</office:document-meta>
</file>